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sub>
              <mi>log</mi>
              <mi>b</mi>
            </msub>
            <mrow>
              <mo fence="true" stretchy="false">(</mo>
              <mrow>
                <msup>
                  <mi>b</mi>
                  <mi>p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i>ln</mi>
                <mrow>
                  <mo fence="true" stretchy="false">(</mo>
                  <mrow>
                    <msup>
                      <mi>b</mi>
                      <mi>p</mi>
                    </msup>
                  </mrow>
                  <mo fence="true" stretchy="false">)</mo>
                </mrow>
              </mrow>
              <mrow>
                <mi>ln</mi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row>
                  <mi>p</mi>
                  <mo stretchy="false">∗</mo>
                  <mi>ln</mi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  <mrow>
                <mi>ln</mi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i>p</mi>
          </mrow>
        </mtd>
      </mtr>
    </mtable>
    <annotation encoding="StarMath 5.0">log sub b (b^p)
newline
newline
`= {ln ( b^p )} over { ln(b) }
newline
newline
`= {p*ln ( b )} over { ln(b) }
newline
newline
`= p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2:36:09.896695309</meta:creation-date>
    <dc:date>2020-05-15T12:38:29.192482819</dc:date>
    <meta:editing-duration>PT2M1S</meta:editing-duration>
    <meta:editing-cycles>2</meta:editing-cycles>
    <meta:generator>LibreOffice/6.4.3.2$Linux_X86_64 LibreOffice_project/40$Build-2</meta:generator>
  </office:meta>
</office:document-meta>
</file>